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LoginClient.rlogin( String localUsername , String remoteUsername , String termin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LoginClient.rlogin( String localUsername , String remoteUsername , String terminalType , int terminalSp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LoginClient.RLogin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